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text-properties fo:font-style="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Text_20_body">
      <style:text-properties fo:font-style="italic"/>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4"/>
    <style:style style:name="P20" style:family="paragraph" style:parent-style-name="Standard" style:list-style-name="L5"/>
    <style:style style:name="P21" style:family="paragraph" style:parent-style-name="Standard">
      <style:text-properties fo:font-style="italic" style:font-style-asian="italic" style:font-style-complex="italic"/>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444173519" text:style-name="L1">
        <text:list-item>
          <text:p text:style-name="P17">Every CAN header must be unique by construction. Collisions between frames with identical headers do not result in well-defined behavior, and must be avoided by design to avoid intermittent problems.</text:p>
        </text:list-item>
        <text:list-item>
          <text:p text:style-name="P17">CAN does not provide any indicator of which node sent a particular frame. Any node can send any frame, and the receiving nodes have no CAN-provided mechanism for identifying the source.</text:p>
        </text:list-item>
        <text:list-item>
          <text:p text:style-name="P17">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7">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7">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Using a distributed algorithm to determine the value for that ID field prevents needing a single “manager” to provide it, thereby handling item 3.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layer of communications could be valuable in other contexts too. The Standard is therefore written so that any Node ID length from 12 bits through 7*12 = 84 bits can be used in a straight-forward manner. </text:p>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text:a><text:soft-page-break/><text:a xlink:type="simple" xlink:href="http://rs232-rs485.blogspot.com/2009/11/can-bus-message-frames-overload.html">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p text:style-name="Standard">The coding is done to allow up to 7 separate CIM sequence numbers, for use by protocols with longer node IDs.</text:p>
      <text:h text:style-name="Heading_20_3" text:outline-level="3">Interactions</text:h>
      <text:p text:style-name="Standard">Communications protocols are about more than messages. The protocols must also specify the interactions in which the messages are used.</text:p>
      <text:h text:style-name="Heading_20_4" text:outline-level="4">Reserving a Node ID Alias</text:h>
      <text:p text:style-name="P9">For example, four CIM frames and a RIM:</text:p>
      <text:p text:style-name="P9">0x1<text:span text:style-name="T13">7</text:span><text:span text:style-name="T12">123</text:span><text:span text:style-name="T11">FED</text:span></text:p>
      <text:p text:style-name="P9">0x1<text:span text:style-name="T13">6</text:span><text:span text:style-name="T12">456</text:span><text:span text:style-name="T11">FED</text:span></text:p>
      <text:p text:style-name="P9">0x1<text:span text:style-name="T13">5</text:span><text:span text:style-name="T12">789</text:span><text:span text:style-name="T11">FED</text:span></text:p>
      <text:p text:style-name="P9"><text:soft-page-break/>0x1<text:span text:style-name="T13">4</text:span><text:span text:style-name="T12">ABC</text:span><text:span text:style-name="T11">FED</text:span></text:p>
      <text:p text:style-name="P9">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 MMM is the message sequence number, 0x7 to 0x4 (to give priority to messages later in the process) </text:p>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p text:style-name="Standard">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1779019553" text:style-name="L5">
        <text:list-item>
          <text:p text:style-name="P20">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0"><text:soft-page-break/>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h text:style-name="Heading_20_4" text:outline-level="4">Transition to Permitted State</text:h>
      <text:p text:style-name="Standard">Note that there is no requirement that this alias be consistent from one run to the next. </text:p>
      <text:h text:style-name="Heading_20_4" text:outline-level="4">Node ID Alias validation</text:h>
      <text:p text:style-name="Standard">This is intended for e.g. late arriving nodes, particularly gateways or diagnostic nodes, so they can get an entire map of a single segment.</text:p>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4" text:outline-level="4">Transition to Inhibited State</text:h>
      <text:p text:style-name="Standard">This is a way to release an alias, while informing everybody that the node is no longer reachable.</text:p>
      <text:p text:style-name="Standard">The alias is only released if this node allows some other node to allocate it via CIM/RIM messages. <text:s/>The current node can still hang on to it if desired.</text:p>
      <text:p text:style-name="Standard">Regular nodes won't need to do this. They stay active until this are go instantly offline due to e.g. power-off.</text:p>
      <text:p text:style-name="Standard">Alias Map Reset - indicates that the local alias in the source address field may no longer be associated with the same NID, and mapping tables should be reset. </text:p>
      <text:p text:style-name="Standard">Simple nodes don't need to keep track of the Node ID to alias mapping, because they simply respond to frames they receive that contain an alias. <text:s/>Simple nodes just work with the alias itself. They also don't need to track other nodes state, etc.</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oft-page-break/><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p text:style-name="Standard"/>
      <text:h text:style-name="Heading_20_2" text:outline-level="2">OpenLCB Message Format</text:h>
      <text:p text:style-name="Standard">Format selected to allow filtering on destination address, see later section on filter use.</text:p>
      <text:p text:style-name="Standard"/>
      <text:h text:style-name="Heading_20_1" text:outline-level="1">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h text:style-name="Heading_20_1" text:outline-level="1">Gateways and segment management</text:h>
      <text:p text:style-name="Standard"/>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text:p>
      <text:p text:style-name="Standard"><text:soft-page-break/>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Eventually may have to allow use of Overload Frames to throttle for e.g. NVRAM writing.</text:p>
      <text:p text:style-name="Standard">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h text:style-name="Heading_20_1" text:outline-level="1">On the choice of a 12-bit alias length</text:h>
      <text:p text:style-name="P12">(Should this be here? <text:s/>Or elsewhere? In either case, clean it up)</text:p>
      <text:p text:style-name="Standard"><text:soft-page-break/>How big should the NodeID alias field be on CAN links?</text:p>
      <text:list xml:id="list695185505" text:style-name="L2">
        <text:list-item>
          <text:p text:style-name="P18">Smaller (fewer bits) allows more payload and/or simpler coding of other parts of messages. </text:p>
        </text:list-item>
        <text:list-item>
          <text:p text:style-name="P18">Larger allows more unique nodes to be accessed.</text:p>
        </text:list-item>
      </text:list>
      <text:p text:style-name="Standard">Issues</text:p>
      <text:p text:style-name="Standard">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soft-page-break/>Alias Allocation</text:h>
      <text:p text:style-name="Standard">OpenLCB nodes on CAN segments do CAN arbitration by using their unique Node ID alias (NIDa) as part of the CAN header. This page documents a proposed algorithm for assigning unique Node ID aliases. </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584277399" text:style-name="L4">
        <text:list-item>
          <text:p text:style-name="P19">Must not require any user intervention. </text:p>
        </text:list-item>
        <text:list-item>
          <text:p text:style-name="P19">Must be possible to map the assigned alias to a Node Sequence Number and vice-versa.</text:p>
        </text:list-item>
        <text:list-item>
          <text:p text:style-name="P19">It is not required to come up with the same alias every time a node or segment is powered up. </text:p>
        </text:list-item>
        <text:list-item>
          <text:p text:style-name="P19">Must always converge to an alias, regardless of when or in what order nodes come up. </text:p>
        </text:list-item>
        <text:list-item>
          <text:p text:style-name="P19">Another node watching the process must be able to monitor how the decision was reached and what the result was. </text:p>
        </text:list-item>
        <text:list-item>
          <text:p text:style-name="P19">It is desirable to detect duplicate (non-unique) NIDs, but 100% reliable detection is not required. </text:p>
        </text:list-item>
      </text:list>
      <text:p text:style-name="Standard"/>
      <text:h text:style-name="Heading_20_2" text:outline-level="2"><text:soft-page-break/>Recommended alias generation algorithm</text:h>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oposed PRNG</text:h>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h text:style-name="Heading_20_3" text:outline-level="3">Discussion</text:h>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text:soft-page-break/>link. OpenLCB is a soft-real-time system, and software that's interacting with it needs to have response times of a couple hundred milliseconds or better to be reliable. The algorithm provides a wait of a few times that to enable those programs to take part.</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2">(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1">(Take some from physical layer doc)</text:p>
      <text:p text:style-name="P13">“A 48-Bit Pseudo-Random Number Generator”, Heidi G. Kuehn, Communications of the ACM, Volume 4, Issue 8 (August 1961), pages 350-352.</text:p>
      <text:p text:style-name="P13">Sections of Etschberger book</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2</text:p>
          <text:p text:style-name="P23"><text:s/>2.1 Introduction<text:tab/>2</text:p>
          <text:p text:style-name="P23"><text:s/>2.2 Intended Use<text:tab/>2</text:p>
          <text:p text:style-name="P23"><text:s/>2.3 References and Context<text:tab/>2</text:p>
          <text:p text:style-name="P23"><text:soft-page-break/><text:s/>2.4 Frame Format<text:tab/>2</text:p>
          <text:p text:style-name="P23"><text:s/>2.5 States<text:tab/>3</text:p>
          <text:p text:style-name="P23"><text:s/>2.6 Control Message Format<text:tab/>3</text:p>
          <text:p text:style-name="P24"><text:s/>2.6.1 Interactions<text:tab/>3</text:p>
          <text:p text:style-name="P15"><text:s/>2.6.1.1 Reserving a Node ID Alias<text:tab/>3</text:p>
          <text:p text:style-name="P15"><text:s/>2.6.1.2 Transition to Permitted State<text:tab/>5</text:p>
          <text:p text:style-name="P15"><text:s/>2.6.1.3 Node ID Alias validation<text:tab/>5</text:p>
          <text:p text:style-name="P15"><text:s/>2.6.1.4 Transition to Inhibited State<text:tab/>5</text:p>
          <text:p text:style-name="P23"><text:s/>2.7 OpenLCB Message Format<text:tab/>6</text:p>
          <text:p text:style-name="P22"><text:s/>3 Load-Related Frame Synchronization<text:tab/>6</text:p>
          <text:p text:style-name="P22"><text:s/>4 Gateways and segment management<text:tab/>6</text:p>
          <text:p text:style-name="P22"><text:s/>5 Throughput and Temporarily Deaf Nodes<text:tab/>7</text:p>
          <text:p text:style-name="P22"><text:s/>6 On the choice of a 12-bit alias length<text:tab/>7</text:p>
          <text:p text:style-name="P22"><text:s/>7 Alias Allocation<text:tab/>9</text:p>
          <text:p text:style-name="P23"><text:s/>7.1 Recommended alias generation algorithm<text:tab/>10</text:p>
          <text:p text:style-name="P24"><text:s/>7.1.1 Proposed PRNG<text:tab/>10</text:p>
          <text:p text:style-name="P24"><text:s/>7.1.2 Discussion<text:tab/>10</text:p>
          <text:p text:style-name="P22"><text:s/>8 CAN Controller Filters<text:tab/>11</text:p>
          <text:p text:style-name="P22"><text:s/>9 Additional References<text:tab/>11</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0-10-14T11:56:39">10/1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2"><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4T11:56:39">Oct 14,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2</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0-10-14T11:56:39">10/14/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113</meta:editing-cycles>
    <meta:editing-duration>PT18H43M30S</meta:editing-duration>
    <meta:generator>OpenOffice.org/3.2$Unix OpenOffice.org_project/320m18$Build-9502</meta:generator>
    <dc:date>2010-10-14T11:56:39</dc:date>
    <dc:creator>Bob Jacobsen</dc:creator>
    <meta:keyword>OpenLCB-CANFrame Transfer</meta:keyword>
    <meta:document-statistic meta:table-count="2" meta:image-count="1" meta:object-count="0" meta:page-count="12" meta:paragraph-count="201" meta:word-count="4851" meta:character-count="28333"/>
    <meta:user-defined meta:name="Info 1"/>
    <meta:user-defined meta:name="Info 2"/>
    <meta:user-defined meta:name="Info 3"/>
    <meta:user-defined meta:name="Info 4"/>
  </office:meta>
</office:document-meta>
</file>